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35.3pt"/>
    </style:style>
    <style:style style:name="co5" style:family="table-column">
      <style:table-column-properties fo:break-before="auto" style:column-width="94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3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se salarial</text:p>
          </table:table-cell>
          <table:table-cell table:style-name="ce3" office:value-type="currency" office:currency="USD" office:value="2000000" calcext:value-type="currency">
            <text:p>$2,000,000.00</text:p>
          </table:table-cell>
          <table:table-cell table:number-columns-repeated="2"/>
          <table:table-cell office:value-type="string" calcext:value-type="string">
            <text:p>Salario minimo</text:p>
          </table:table-cell>
          <table:table-cell table:style-name="ce3" office:value-type="currency" office:currency="USD" office:value="781242" calcext:value-type="currency">
            <text:p>$781,242.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lud obligatoria</text:p>
          </table:table-cell>
          <table:table-cell table:style-name="ce3" table:formula="of:=[.B2]*4%" office:value-type="currency" office:currency="USD" office:value="80000" calcext:value-type="currency">
            <text:p>$80,000.00</text:p>
          </table:table-cell>
          <table:table-cell table:number-columns-repeated="2"/>
          <table:table-cell office:value-type="string" calcext:value-type="string">
            <text:p>Salario minimo integral</text:p>
          </table:table-cell>
          <table:table-cell table:style-name="ce3" table:formula="of:=[.F2]*13" office:value-type="currency" office:currency="USD" office:value="10156146" calcext:value-type="currency">
            <text:p>$10,156,146.0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nsion obligatoria</text:p>
          </table:table-cell>
          <table:table-cell table:style-name="ce3" table:formula="of:=[.B3]*4%" office:value-type="currency" office:currency="USD" office:value="3200" calcext:value-type="currency">
            <text:p>$3,200.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ndo de solidaridad</text:p>
          </table:table-cell>
          <table:table-cell table:style-name="ce3" table:formula="of:=IF([.B2]&gt;[.F2]*4;[.B2]*1%;0)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se gravabl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Retencion en la fuent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Compensacion neta mensual</text:p>
          </table:table-cell>
          <table:table-cell table:style-name="ce3" table:formula="of:=[.B2]-(SUM([.B3:.B4];[.B7];[.B5]))" office:value-type="currency" office:currency="USD" office:value="1916800" calcext:value-type="currency">
            <text:p>$1,916,800.00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Nastaliq Urdu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9:09:56.092544974</meta:creation-date>
    <dc:date>2018-11-26T19:20:31.701601509</dc:date>
    <meta:editing-duration>PT10M37S</meta:editing-duration>
    <meta:editing-cycles>2</meta:editing-cycles>
    <meta:generator>LibreOffice/6.0.7.3.0$Linux_X86_64 LibreOffice_project/00m0$Build-3</meta:generator>
    <meta:document-statistic meta:table-count="1" meta:cell-count="16" meta:object-count="0"/>
  </office:meta>
</office:document-meta>
</file>